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Preformatted_20_Text">
      <style:paragraph-properties fo:margin-top="0in" fo:margin-bottom="0.1965in"/>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Welcome all, for those of you who are reading this you may have heard of a program that is called git that is used to manage the source code of various projects. I will first start off with a little history of GIT and then will proceed into the usage of GIT.</text:p>
      <text:p text:style-name="Standard"/>
      <text:p text:style-name="Standard">Note: All text with &lt;TEXT&gt; means to replace TEXT with the proper text/path/name</text:p>
      <text:p text:style-name="Standard">For these examples we will be using github.com, which you can create an account for free at.</text:p>
      <text:p text:style-name="Standard"/>
      <text:p text:style-name="Standard">History </text:p>
      <text:p text:style-name="Standard"><text:tab/>Section A: A brief history</text:p>
      <text:p text:style-name="Standard">Installation:</text:p>
      <text:p text:style-name="Standard"><text:tab/>Section B: <text:s/>Install from package manage</text:p>
      <text:p text:style-name="Standard"><text:tab/>Section C: <text:s/>Installation from source</text:p>
      <text:p text:style-name="Standard">Usage:</text:p>
      <text:p text:style-name="Standard"><text:tab/>Section D: Git basics</text:p>
      <text:p text:style-name="Standard"><text:tab/>Section E: Git pull</text:p>
      <text:p text:style-name="Standard"><text:tab/>Section F: Git merge</text:p>
      <text:p text:style-name="Standard"><text:tab/>Section G: Git rebase</text:p>
      <text:p text:style-name="Standard"><text:tab/>Section H: Git workflows </text:p>
      <text:p text:style-name="Standard"/>
      <text:p text:style-name="Standard">SECTION B: Install from package manger</text:p>
      <text:p text:style-name="Standard">All systems will install from the command line</text:p>
      <text:p text:style-name="Standard"><text:tab/>Ubuntu: sudo apt-get install git-core</text:p>
      <text:p text:style-name="Standard"/>
      <text:p text:style-name="Standard">SECTION C: Installation from source:</text:p>
      <text:p text:style-name="Standard">First you will need some development packages</text:p>
      <text:p text:style-name="Standard"><text:tab/>sudo apt-get install build-essential libssl-dev libcurl3 </text:p>
      <text:p text:style-name="Standard"/>
      <text:p text:style-name="Standard"/>
      <text:p text:style-name="Standard"/>
      <text:p text:style-name="Standard"/>
      <text:p text:style-name="Standard">Then you will need to get the git source from </text:p>
      <text:p text:style-name="Standard"><text:tab/><text:a xlink:type="simple" xlink:href="http://git-scm.com/">http://git-scm.com/</text:a> or <text:a xlink:type="simple" xlink:href="https://github.com/git/git">https://github.com/git/git</text:a></text:p>
      <text:p text:style-name="Standard">From there change to the directory of the source code</text:p>
      <text:p text:style-name="Standard"><text:tab/>cd &lt;path_to_source&gt;</text:p>
      <text:p text:style-name="Standard">Make the configuration file</text:p>
      <text:p text:style-name="Standard"><text:tab/>make configure</text:p>
      <text:p text:style-name="Standard">Create the system configuration with http and https support</text:p>
      <text:p text:style-name="Standard"><text:tab/>./configure –with-curl</text:p>
      <text:p text:style-name="Standard">Create the package</text:p>
      <text:p text:style-name="Standard"><text:tab/>make all -j&lt;number of cores&gt;</text:p>
      <text:p text:style-name="Standard">Install Git (for all users)</text:p>
      <text:p text:style-name="Standard"><text:tab/>sudo make install</text:p>
      <text:p text:style-name="Standard"/>
      <text:p text:style-name="Standard">Section D: Git basics</text:p>
      <text:p text:style-name="Standard">After git is installed you should setup a couple of setting</text:p>
      <text:p text:style-name="Preformatted_20_Text">git config --global user.name "&lt;your name&gt;"</text:p>
      <text:p text:style-name="P1">git config --global user.email "&lt;your email&gt;"</text:p>
      <text:p text:style-name="Standard"><text:soft-page-break/>Try not to think of git as a complex program but as many simple programs rolled into one, each with there own purpose. Almost all of Git's commands are prefixed by.... you guessed it, $git.</text:p>
      <text:p text:style-name="Standard">So to start of lets get an already created git repository or git repo.</text:p>
      <text:p text:style-name="Standard"/>
      <text:p text:style-name="Standard"><text:tab/>$ git clone <text:a xlink:type="simple" xlink:href="mailto:git@github.com">git@github.com</text:a>:linuxmotion/GitGuides.git</text:p>
      <text:p text:style-name="Standard"/>
      <text:p text:style-name="Standard">This shell command means invoke the git command and create a git repo called GitGuides</text:p>
      <text:p text:style-name="Standard">using the information from the url to grab the data. This is the most basic of commands. Optionally you can specify the directory to clone into is called by adding it after the URL.</text:p>
      <text:p text:style-name="Standard"><text:tab/></text:p>
      <text:p text:style-name="Standard"><text:tab/>$ git clone <text:a xlink:type="simple" xlink:href="mailto:git@github.com">git@github.com</text:a>:linuxmotion/GitGuides.git Guides</text:p>
      <text:p text:style-name="Standard"/>
      <text:p text:style-name="Standard">Now lets say you whant to create a new git repo from scratch. We create a new clean git directory by first creating a empty directory. After the directory is created we will then initialize the repo.</text:p>
      <text:p text:style-name="Standard"/>
      <text:p text:style-name="Standard"><text:tab/>$ mkdir &lt;name&gt;</text:p>
      <text:p text:style-name="Standard"><text:tab/>$ cd &lt;name&gt;</text:p>
      <text:p text:style-name="Standard"><text:tab/>$ git init</text:p>
      <text:p text:style-name="Standard"/>
      <text:p text:style-name="Standard">Now that the repo is initialized we can add some files to repository. <text:s/>We add files to git repository by first creating a file then using 'git add &lt;files&gt;'. Here I am telling git to include all the files the are in the current working directory, optionally you can individually specify which files to inlcude.</text:p>
      <text:p text:style-name="Standard"><text:tab/></text:p>
      <text:p text:style-name="Standard"><text:tab/>$ touch README</text:p>
      <text:p text:style-name="Standard"><text:tab/>$ git add .</text:p>
      <text:p text:style-name="Standard"><text:tab/><text:tab/>Or</text:p>
      <text:p text:style-name="Standard"><text:tab/>$ git add &lt;path_to_file_in_git_repo&gt;</text:p>
      <text:p text:style-name="Standard"/>
      <text:p text:style-name="Standard">Once the files are added we can then 'commit' them to the repo. 'Committing' means that we want to include that file in the repository and track the changes that are made to that file. Commits are the saved state of the repo. Commits take a message that allows them to be looked over with a title and message so that users can tell what has happened. <text:s/>If 'git commit' is used without passing the -m flag, or message flag, the default text editor will be brought up to prepare a message for the commit. </text:p>
      <text:p text:style-name="Standard"/>
      <text:p text:style-name="Standard"><text:tab/>$ git commit</text:p>
      <text:p text:style-name="Standard"><text:tab/>or</text:p>
      <text:p text:style-name="Standard"><text:tab/>$ git commit -m'&lt;message&gt;'</text:p>
      <text:p text:style-name="Standard"/>
      <text:p text:style-name="Standard">Now that we have created the git repository and commited some files we can now upload or 'push' the changes to a semi-central location github.com. Assuming that you used github.com to create the repoistory to push to and is the repo is called GitGuides then the URL I would use is <text:a xlink:type="simple" xlink:href="mailto:git@github.com">git@github.com</text:a>:linuxmotion/GitGuides.git. First to push to a location you will have to add a remote, or a place to download/upload changes from.</text:p>
      <text:p text:style-name="Standard"/>
      <text:p text:style-name="Standard"><text:tab/>$ git remote add origin <text:a xlink:type="simple" xlink:href="mailto:git@github.com">git@github.com</text:a>:linuxmotion/GitGuides.git</text:p>
      <text:p text:style-name="Standard"><text:tab/>$ git push origin master</text:p>
      <text:p text:style-name="Standard"/>
      <text:p text:style-name="Standard">Optionally you specify what branch that 'git push' will push to without arguments by specifying the upstream branch to track with. From the current branch we issue the set-upstream subcommand. Since <text:soft-page-break/>we are on the master branch this set the master branch to track the master branch from the remote.</text:p>
      <text:p text:style-name="Standard"/>
      <text:p text:style-name="Standard"><text:tab/>$ git branch <text:s/>–set-upstream origin/master</text:p>
      <text:p text:style-name="Standard"><text:tab/></text:p>
      <text:p text:style-name="Standard">With the upstream set we can now push the changes to github using</text:p>
      <text:p text:style-name="Standard"><text:tab/></text:p>
      <text:p text:style-name="Standard"><text:tab/>$ git push</text:p>
      <text:p text:style-name="Standard"/>
      <text:p text:style-name="Standard">Now you may be asking why you didnt have to add the remote when you cloned the first repo. Well when you clone a repository using git clone, a tracking branch is set up automatically called master that tracks origin/master.</text:p>
      <text:p text:style-name="Standard"/>
      <text:p text:style-name="Standard">There you go, now you can get a already created repo, create a repo yourself and you can push changes to the repo. You may be wondering, 'How do I get changes from others that commited on the project'. Since that can be a little more tricky it will be covered in the next section</text:p>
      <text:p text:style-name="Standard"/>
      <text:p text:style-name="Standard">SECTION D: Git pull</text:p>
      <text:p text:style-name="Standard">Now that you can create, and push changes to a git repo its time to learn how create a branch and grab external changes. Assuming that you have created a project called GitGuides, <text:s/>havecommited to it, and that others can also commit to, <text:s/>I will now show how to pull in changes that others have commited while you were away. Assuming that you have not made more changes since the time that someone else has commited we will start by issuing a 'git pull'</text:p>
      <text:p text:style-name="Standard"/>
      <text:p text:style-name="Standard"><text:tab/>$ git pull &lt;remote&gt;/&lt;branch&gt;</text:p>
      <text:p text:style-name="Standard"/>
      <text:p text:style-name="Standard">Since we have setup a tracking branch from the earlier example we can issue a simple command that will pull in changes from the remote tracking branch.</text:p>
      <text:p text:style-name="Standard"/>
      <text:p text:style-name="Standard"><text:tab/>$ git pull</text:p>
      <text:p text:style-name="Standard"/>
      <text:p text:style-name="Standard">Since this example assumes that you havent made any changes since the others have commited while you were away. This will 'pull' in all the files cleanly. We will reiterate about 'git pull' when we deal with branches and how a simple yet affective workflow can be achieved.</text:p>
      <text:p text:style-name="Standard"><text:tab/></text:p>
      <text:p text:style-name="Standard"><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1" style:font-size-asian="10pt" style:font-name-complex="DejaVu Sans Mono"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ohn Weyrauch</meta:initial-creator>
    <meta:creation-date>2011-04-17T18:28:23</meta:creation-date>
    <meta:generator>OpenOffice.org/3.2$Unix OpenOffice.org_project/320m12$Build-9483</meta:generator>
    <dc:date>2011-09-15T15:58:37</dc:date>
    <dc:creator>John Weyrauch</dc:creator>
    <meta:editing-duration>PT01H30M02S</meta:editing-duration>
    <meta:editing-cycles>24</meta:editing-cycles>
    <meta:document-statistic meta:table-count="0" meta:image-count="0" meta:object-count="0" meta:page-count="3" meta:paragraph-count="76" meta:word-count="989" meta:character-count="5657"/>
  </office:meta>
</office:document-meta>
</file>